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738f4" officeooo:paragraph-rsid="000738f4"/>
    </style:style>
    <style:style style:name="P2" style:family="paragraph" style:parent-style-name="Standard">
      <style:text-properties style:text-underline-style="solid" style:text-underline-width="auto" style:text-underline-color="font-color" officeooo:rsid="0008102a" officeooo:paragraph-rsid="0008102a"/>
    </style:style>
    <style:style style:name="P3" style:family="paragraph" style:parent-style-name="Standard">
      <style:text-properties style:text-underline-style="none" officeooo:rsid="0008102a" officeooo:paragraph-rsid="000810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ndex.html</text:p>
      <text:p text:style-name="P1"/>
      <text:p text:style-name="P3">&lt;html&gt;</text:p>
      <text:p text:style-name="P3"><text:s text:c="4"/>&lt;head&gt;</text:p>
      <text:p text:style-name="P3"><text:s text:c="8"/>&lt;title&gt;</text:p>
      <text:p text:style-name="P3"><text:s text:c="15"/>Differential Diagnoser</text:p>
      <text:p text:style-name="P3"><text:s text:c="8"/>&lt;/title&gt;</text:p>
      <text:p text:style-name="P3"><text:tab/>&lt;script&gt;</text:p>
      <text:p text:style-name="P3"></text:p>
      <text:p text:style-name="P3"><text:tab/><text:tab/>var arr = [];</text:p>
      <text:p text:style-name="P3"><text:tab/><text:tab/>var sym = [];</text:p>
      <text:p text:style-name="P3"><text:tab/><text:tab/>function listsymptoms(name)</text:p>
      <text:p text:style-name="P3"><text:tab/><text:tab/>{</text:p>
      <text:p text:style-name="P3"><text:tab/><text:tab/> <text:s text:c="6"/>$.ajax({</text:p>
      <text:p text:style-name="P3"><text:tab/><text:tab/><text:tab/> <text:s text:c="3"/>type: "POST",</text:p>
      <text:p text:style-name="P3"><text:tab/><text:tab/><text:tab/> <text:s text:c="3"/>dataType: "json",</text:p>
      <text:p text:style-name="P3"><text:tab/><text:tab/><text:tab/> <text:s text:c="3"/>data: {'region' : "'"+name+"'"},</text:p>
      <text:p text:style-name="P3"><text:tab/><text:tab/><text:tab/> <text:s text:c="3"/>url: 'http://localhost:8000/getsymptoms',</text:p>
      <text:p text:style-name="P3"><text:tab/><text:tab/><text:tab/> <text:s text:c="3"/>success: function(data) </text:p>
      <text:p text:style-name="P3"><text:tab/><text:tab/><text:tab/> <text:s text:c="3"/>{</text:p>
      <text:p text:style-name="P3"><text:tab/><text:tab/><text:tab/><text:tab/>//alert("hello");</text:p>
      <text:p text:style-name="P3"><text:tab/><text:tab/><text:tab/><text:tab/>var obj = data;</text:p>
      <text:p text:style-name="P3"><text:tab/><text:tab/><text:tab/><text:tab/>//alert(data);</text:p>
      <text:p text:style-name="P3"><text:tab/><text:tab/><text:tab/><text:tab/>var length = obj.length;</text:p>
      <text:p text:style-name="P3"><text:tab/><text:tab/><text:tab/><text:tab/>var i=0;</text:p>
      <text:p text:style-name="P3"><text:tab/><text:tab/> <text:s text:c="3"/></text:p>
      <text:p text:style-name="P3"><text:tab/><text:tab/><text:tab/><text:tab/>var listdiv = document.getElementById("listdiv");</text:p>
      <text:p text:style-name="P3"><text:tab/><text:tab/><text:tab/><text:tab/>listdiv.innerHTML = "";</text:p>
      <text:p text:style-name="P3"><text:tab/><text:tab/><text:tab/><text:tab/></text:p>
      <text:p text:style-name="P3"><text:tab/><text:tab/><text:tab/><text:tab/><text:tab/><text:tab/><text:tab/><text:tab/></text:p>
      <text:p text:style-name="P3"><text:tab/><text:tab/><text:tab/><text:tab/>while(i&lt;length)</text:p>
      <text:p text:style-name="P3"><text:tab/><text:tab/><text:tab/><text:tab/>{</text:p>
      <text:p text:style-name="P3"><text:tab/><text:tab/><text:tab/><text:tab/> <text:s text:c="3"/>var div = document.createElement("div");</text:p>
      <text:p text:style-name="P3"><text:tab/><text:tab/><text:tab/><text:tab/> <text:s text:c="3"/>div.innerHTML = obj[i].NAME+" - "+obj[i].VALUE;</text:p>
      <text:p text:style-name="P3"><text:tab/><text:tab/><text:tab/><text:tab/> <text:s text:c="3"/>div.style.backgroundColor = "#666633";</text:p>
      <text:p text:style-name="P3"><text:tab/><text:tab/><text:tab/><text:tab/> <text:s text:c="3"/>div.setAttribute("onclick",'add("'+obj[i].NAME+'",'+obj[i].VALUE+')');</text:p>
      <text:p text:style-name="P3"><text:tab/><text:tab/><text:tab/><text:tab/> <text:s text:c="3"/>listdiv.appendChild(div);</text:p>
      <text:p text:style-name="P3"><text:tab/><text:tab/><text:tab/><text:tab/> <text:s text:c="3"/>var o = document.createElement('br');</text:p>
      <text:p text:style-name="P3"><text:tab/><text:tab/><text:tab/><text:tab/> <text:s text:c="3"/>listdiv.appendChild(o); </text:p>
      <text:p text:style-name="P3"><text:tab/><text:tab/><text:tab/><text:tab/> <text:s text:c="3"/>i++;</text:p>
      <text:p text:style-name="P3"><text:tab/><text:tab/><text:tab/><text:tab/>}</text:p>
      <text:p text:style-name="P3"><text:tab/><text:tab/><text:tab/> <text:s text:c="3"/>}</text:p>
      <text:p text:style-name="P3"><text:tab/><text:tab/><text:tab/>});</text:p>
      <text:p text:style-name="P3"><text:tab/><text:tab/>}</text:p>
      <text:p text:style-name="P3"></text:p>
      <text:p text:style-name="P3"><text:tab/><text:tab/>function add(name,value)</text:p>
      <text:p text:style-name="P3"><text:tab/><text:tab/>{</text:p>
      <text:p text:style-name="P3"><text:tab/><text:tab/> <text:s text:c="3"/></text:p>
      <text:p text:style-name="P3"><text:tab/><text:tab/> <text:s text:c="3"/>arr.push(value);</text:p>
      <text:p text:style-name="P3"><text:soft-page-break/><text:tab/><text:tab/> <text:s text:c="3"/>sym.push(name);</text:p>
      <text:p text:style-name="P3"><text:tab/><text:tab/> <text:s text:c="3"/></text:p>
      <text:p text:style-name="P3"><text:tab/><text:tab/> <text:s text:c="3"/></text:p>
      <text:p text:style-name="P3"><text:tab/><text:tab/> <text:s text:c="3"/>var final = document.getElementById('finallist');</text:p>
      <text:p text:style-name="P3"><text:tab/><text:tab/> <text:s text:c="3"/></text:p>
      <text:p text:style-name="P3"><text:tab/><text:tab/><text:tab/></text:p>
      <text:p text:style-name="P3"><text:tab/><text:tab/><text:tab/>var div = document.createElement('div');</text:p>
      <text:p text:style-name="P3"><text:tab/><text:tab/><text:tab/>div.innerHTML = name;</text:p>
      <text:p text:style-name="P3"><text:tab/><text:tab/><text:tab/>div.style.backgroundColor = "#666633";</text:p>
      <text:p text:style-name="P3"><text:tab/><text:tab/><text:tab/>final.appendChild(div);</text:p>
      <text:p text:style-name="P3"><text:tab/><text:tab/><text:tab/></text:p>
      <text:p text:style-name="P3"><text:tab/><text:tab/><text:tab/>var o = document.createElement('br');</text:p>
      <text:p text:style-name="P3"><text:tab/><text:tab/><text:tab/>final.appendChild(o);</text:p>
      <text:p text:style-name="P3"><text:tab/><text:tab/><text:tab/></text:p>
      <text:p text:style-name="P3"><text:tab/><text:tab/>} <text:s/></text:p>
      <text:p text:style-name="P3"></text:p>
      <text:p text:style-name="P3"><text:tab/>&lt;/script&gt;</text:p>
      <text:p text:style-name="P3"><text:tab/></text:p>
      <text:p text:style-name="P3"><text:tab/>&lt;meta charset="utf-8"&gt;</text:p>
      <text:p text:style-name="P3"><text:tab/><text:tab/>&lt;!--script src="symptom.js"&gt;&lt;/script--&gt;</text:p>
      <text:p text:style-name="P3"><text:tab/><text:tab/>&lt;link rel="stylesheet" href="http://maxcdn.bootstrapcdn.com/bootstrap/3.3.5/css/bootstrap.min.css"&gt;</text:p>
      <text:p text:style-name="P3"><text:tab/><text:tab/>&lt;script src="https://ajax.googleapis.com/ajax/libs/jquery/1.11.3/jquery.min.js"&gt;&lt;/script&gt;</text:p>
      <text:p text:style-name="P3"><text:tab/><text:tab/>&lt;script src="https://maxcdn.bootstrapcdn.com/bootstrap/3.3.5/js/bootstrap.min.js"&gt;&lt;/script&gt;</text:p>
      <text:p text:style-name="P3"><text:s text:c="4"/>&lt;/head&gt;</text:p>
      <text:p text:style-name="P3"><text:s text:c="4"/>&lt;body&gt;</text:p>
      <text:p text:style-name="P3"><text:tab/>&lt;div class="container"&gt;</text:p>
      <text:p text:style-name="P3"><text:tab/><text:tab/>&lt;div class="jumbotron"&gt;</text:p>
      <text:p text:style-name="P3"><text:tab/><text:tab/><text:tab/>&lt;h1&gt;Differential Diagnoser&lt;/h1&gt;</text:p>
      <text:p text:style-name="P3"><text:tab/><text:tab/><text:tab/>&lt;p&gt;Primary diagnosis&lt;/p&gt; </text:p>
      <text:p text:style-name="P3"><text:tab/><text:tab/>&lt;/div&gt;</text:p>
      <text:p text:style-name="P3"><text:tab/><text:tab/>&lt;div class="row"&gt;</text:p>
      <text:p text:style-name="P3"><text:tab/><text:tab/><text:tab/>&lt;div class="col-md-3"&gt;</text:p>
      <text:p text:style-name="P3"><text:tab/><text:tab/><text:tab/><text:tab/>&lt;input type="button" name="Getsymptoms" value="getsymptoms" onclick="listsymptoms('head')"&gt;&lt;/input&gt;</text:p>
      <text:p text:style-name="P3"><text:tab/><text:tab/><text:tab/><text:tab/>&lt;div id="humanBodyDivision"&gt;</text:p>
      <text:p text:style-name="P3"><text:tab/><text:tab/><text:tab/><text:tab/><text:tab/>&lt;img src="human_body1.jpg" usemap="#newmap"&gt;&lt;/img&gt;</text:p>
      <text:p text:style-name="P3"><text:tab/><text:tab/><text:tab/><text:tab/><text:tab/>&lt;map name="newmap"&gt;</text:p>
      <text:p text:style-name="P3"><text:tab/><text:tab/><text:tab/><text:tab/><text:tab/><text:tab/>&lt;area shape="poly" </text:p>
      <text:p text:style-name="P3"><text:tab/><text:tab/><text:tab/><text:tab/><text:tab/><text:tab/><text:tab/>coords="97,34,110,10,131,2,160,10,163,38,149,66,115,66"</text:p>
      <text:p text:style-name="P3"><text:tab/><text:tab/><text:tab/><text:tab/><text:tab/><text:tab/><text:tab/>name="head"</text:p>
      <text:p text:style-name="P3"><text:tab/><text:tab/><text:tab/><text:tab/><text:tab/><text:tab/><text:tab/>target="_self" </text:p>
      <text:p text:style-name="P3"><text:tab/><text:tab/><text:tab/><text:tab/><text:tab/><text:tab/><text:tab/>onclick="listsymptoms('head')"/&gt;</text:p>
      <text:p text:style-name="P3"><text:tab/><text:tab/><text:tab/><text:tab/><text:tab/><text:tab/> </text:p>
      <text:p text:style-name="P3"><text:tab/><text:tab/><text:tab/><text:tab/><text:tab/><text:tab/> &lt;area shape="poly" </text:p>
      <text:p text:style-name="P3"><text:tab/><text:tab/><text:tab/><text:tab/><text:tab/><text:tab/><text:tab/>coords="36,286,57,177,84,197,61,248"</text:p>
      <text:p text:style-name="P3"><text:tab/><text:tab/><text:tab/><text:tab/><text:tab/><text:tab/><text:tab/>name="righthand"</text:p>
      <text:p text:style-name="P3"><text:tab/><text:tab/><text:tab/><text:tab/><text:tab/><text:tab/><text:tab/>target="_self" </text:p>
      <text:p text:style-name="P3"><text:soft-page-break/><text:tab/><text:tab/><text:tab/><text:tab/><text:tab/><text:tab/><text:tab/>onclick="listsymptoms('righthand')"/&gt;</text:p>
      <text:p text:style-name="P3"><text:tab/><text:tab/><text:tab/><text:tab/><text:tab/> </text:p>
      <text:p text:style-name="P3"><text:tab/><text:tab/><text:tab/><text:tab/><text:tab/><text:tab/> &lt;area shape="poly" </text:p>
      <text:p text:style-name="P3"><text:tab/><text:tab/><text:tab/><text:tab/><text:tab/><text:tab/><text:tab/>coords="183,200,213,191,237,245,212,255"</text:p>
      <text:p text:style-name="P3"><text:tab/><text:tab/><text:tab/><text:tab/><text:tab/><text:tab/><text:tab/>name="lefthand"</text:p>
      <text:p text:style-name="P3"><text:tab/><text:tab/><text:tab/><text:tab/><text:tab/><text:tab/><text:tab/>target="_self" </text:p>
      <text:p text:style-name="P3"><text:tab/><text:tab/><text:tab/><text:tab/><text:tab/><text:tab/><text:tab/>onclick="listsymptoms('lefthand')"/&gt;</text:p>
      <text:p text:style-name="P3"><text:tab/><text:tab/><text:tab/><text:tab/><text:tab/>&lt;/map&gt;</text:p>
      <text:p text:style-name="P3"><text:tab/><text:tab/><text:tab/><text:tab/>&lt;/div&gt;</text:p>
      <text:p text:style-name="P3"><text:tab/><text:tab/><text:tab/>&lt;/div&gt;</text:p>
      <text:p text:style-name="P3"><text:tab/><text:tab/><text:tab/>&lt;div class="col-md-3"&gt;</text:p>
      <text:p text:style-name="P3"><text:tab/><text:tab/><text:tab/><text:tab/>&lt;div id="listdiv"&gt;</text:p>
      <text:p text:style-name="P3"><text:tab/><text:tab/><text:tab/><text:tab/>&lt;/div&gt;</text:p>
      <text:p text:style-name="P3"><text:tab/><text:tab/><text:tab/>&lt;/div&gt;</text:p>
      <text:p text:style-name="P3"><text:tab/><text:tab/><text:tab/>&lt;div class="col-md-3"&gt;</text:p>
      <text:p text:style-name="P3"><text:tab/><text:tab/><text:tab/><text:tab/>&lt;div id="finallist"&gt;</text:p>
      <text:p text:style-name="P3"><text:tab/><text:tab/><text:tab/><text:tab/>&lt;/div&gt;</text:p>
      <text:p text:style-name="P3"><text:tab/><text:tab/><text:tab/>&lt;/div&gt;<text:tab/><text:tab/><text:tab/></text:p>
      <text:p text:style-name="P3"><text:tab/><text:tab/>&lt;/div&gt;</text:p>
      <text:p text:style-name="P3"><text:tab/>&lt;/div&gt;</text:p>
      <text:p text:style-name="P3"><text:s text:c="4"/>&lt;/body&gt;</text:p>
      <text:p text:style-name="P3">&lt;/html&gt;</text:p>
      <text:p text:style-name="P3"/>
      <text:p text:style-name="P2">newserver.js</text:p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-top="0.101cm" fo:padding-bottom="0.101cm" fo:padding-left="0.4cm" fo:padding-right="0.10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0:33:49.901218575</meta:creation-date>
    <dc:date>2016-01-06T10:39:29.892700193</dc:date>
    <meta:editing-duration>PT4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117" meta:word-count="183" meta:character-count="2888" meta:non-whitespace-character-count="2158"/>
  </office:meta>
</office:document-meta>
</file>